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Code">
      <style:text-properties officeooo:paragraph-rsid="01776f98"/>
    </style:style>
    <style:style style:name="P332" style:family="paragraph" style:parent-style-name="Heading_20_1">
      <style:text-properties officeooo:rsid="0307067e" officeooo:paragraph-rsid="0307067e"/>
    </style:style>
    <style:style style:name="P333" style:family="paragraph" style:parent-style-name="Heading_20_1">
      <style:text-properties officeooo:rsid="0300cfd1" officeooo:paragraph-rsid="0300cfd1"/>
    </style:style>
    <style:style style:name="P334" style:family="paragraph" style:parent-style-name="Heading_20_1">
      <style:text-properties officeooo:rsid="02f3cd4c" officeooo:paragraph-rsid="02f3cd4c"/>
    </style:style>
    <style:style style:name="P335" style:family="paragraph" style:parent-style-name="Heading_20_1">
      <style:text-properties officeooo:rsid="02f03c99" officeooo:paragraph-rsid="02f03c99"/>
    </style:style>
    <style:style style:name="P336" style:family="paragraph" style:parent-style-name="Heading_20_1">
      <style:text-properties officeooo:rsid="02ecfa4a" officeooo:paragraph-rsid="02ecfa4a"/>
    </style:style>
    <style:style style:name="P337" style:family="paragraph" style:parent-style-name="Heading_20_1">
      <style:text-properties officeooo:rsid="02e5fac4" officeooo:paragraph-rsid="02e5fac4"/>
    </style:style>
    <style:style style:name="P338" style:family="paragraph" style:parent-style-name="Heading_20_1">
      <style:text-properties officeooo:rsid="02df92ed" officeooo:paragraph-rsid="02df92ed"/>
    </style:style>
    <style:style style:name="P339" style:family="paragraph" style:parent-style-name="Heading_20_1">
      <style:text-properties officeooo:rsid="02db5ca1" officeooo:paragraph-rsid="02db5ca1"/>
    </style:style>
    <style:style style:name="P340" style:family="paragraph" style:parent-style-name="Heading_20_1">
      <style:text-properties officeooo:rsid="02d5e091" officeooo:paragraph-rsid="02d5e091"/>
    </style:style>
    <style:style style:name="P341" style:family="paragraph" style:parent-style-name="Heading_20_1">
      <style:text-properties officeooo:rsid="02cf24cb" officeooo:paragraph-rsid="02cf24cb"/>
    </style:style>
    <style:style style:name="P342" style:family="paragraph" style:parent-style-name="Heading_20_1">
      <style:text-properties officeooo:rsid="02c261dc" officeooo:paragraph-rsid="02c261dc"/>
    </style:style>
    <style:style style:name="P343" style:family="paragraph" style:parent-style-name="Heading_20_1">
      <style:text-properties officeooo:rsid="02bae9df" officeooo:paragraph-rsid="02bae9df"/>
    </style:style>
    <style:style style:name="P344" style:family="paragraph" style:parent-style-name="Heading_20_1">
      <style:text-properties officeooo:rsid="02942521" officeooo:paragraph-rsid="02942521"/>
    </style:style>
    <style:style style:name="P345" style:family="paragraph" style:parent-style-name="Heading_20_1">
      <style:text-properties officeooo:rsid="0259a75d" officeooo:paragraph-rsid="0259a75d"/>
    </style:style>
    <style:style style:name="P346" style:family="paragraph" style:parent-style-name="Heading_20_1">
      <style:text-properties officeooo:paragraph-rsid="02912f89"/>
    </style:style>
    <style:style style:name="P347" style:family="paragraph" style:parent-style-name="Heading_20_1">
      <style:text-properties officeooo:rsid="02475a5f" officeooo:paragraph-rsid="02475a5f"/>
    </style:style>
    <style:style style:name="P348" style:family="paragraph" style:parent-style-name="Heading_20_1">
      <style:text-properties officeooo:rsid="02421307" officeooo:paragraph-rsid="02421307"/>
    </style:style>
    <style:style style:name="P349" style:family="paragraph" style:parent-style-name="Heading_20_1">
      <style:text-properties officeooo:rsid="023f6ed0" officeooo:paragraph-rsid="023f6ed0"/>
    </style:style>
    <style:style style:name="P350" style:family="paragraph" style:parent-style-name="Heading_20_1">
      <style:text-properties officeooo:rsid="0239c4e6" officeooo:paragraph-rsid="0239c4e6"/>
    </style:style>
    <style:style style:name="P351" style:family="paragraph" style:parent-style-name="Heading_20_1">
      <style:text-properties officeooo:rsid="0216e726" officeooo:paragraph-rsid="0216e726"/>
    </style:style>
    <style:style style:name="P352" style:family="paragraph" style:parent-style-name="Heading_20_1">
      <style:text-properties officeooo:rsid="0211605f" officeooo:paragraph-rsid="0211605f"/>
    </style:style>
    <style:style style:name="P353" style:family="paragraph" style:parent-style-name="Heading_20_1">
      <style:text-properties officeooo:rsid="0209bf0f" officeooo:paragraph-rsid="0209bf0f"/>
    </style:style>
    <style:style style:name="P354" style:family="paragraph" style:parent-style-name="Heading_20_1">
      <style:text-properties officeooo:rsid="01eb4703" officeooo:paragraph-rsid="01eb4703"/>
    </style:style>
    <style:style style:name="P355" style:family="paragraph" style:parent-style-name="Heading_20_1">
      <style:text-properties officeooo:rsid="01de7f16" officeooo:paragraph-rsid="01de7f16"/>
    </style:style>
    <style:style style:name="P356" style:family="paragraph" style:parent-style-name="Heading_20_1">
      <style:text-properties officeooo:rsid="01dac2eb" officeooo:paragraph-rsid="01e05fd8"/>
    </style:style>
    <style:style style:name="P357" style:family="paragraph" style:parent-style-name="Heading_20_1">
      <style:text-properties officeooo:rsid="01cfe44c" officeooo:paragraph-rsid="01cfe44c"/>
    </style:style>
    <style:style style:name="P358" style:family="paragraph" style:parent-style-name="Heading_20_1">
      <style:text-properties officeooo:rsid="01c54b7c" officeooo:paragraph-rsid="01c54b7c"/>
    </style:style>
    <style:style style:name="P359" style:family="paragraph" style:parent-style-name="Heading_20_1">
      <style:text-properties officeooo:rsid="01b85821" officeooo:paragraph-rsid="01b85821"/>
    </style:style>
    <style:style style:name="P360" style:family="paragraph" style:parent-style-name="Heading_20_1">
      <style:text-properties officeooo:rsid="01b44072" officeooo:paragraph-rsid="01b44072"/>
    </style:style>
    <style:style style:name="P361" style:family="paragraph" style:parent-style-name="Heading_20_1">
      <style:text-properties officeooo:rsid="01a7009d" officeooo:paragraph-rsid="01a7009d"/>
    </style:style>
    <style:style style:name="P362" style:family="paragraph" style:parent-style-name="Heading_20_1">
      <style:text-properties officeooo:rsid="019d12ac" officeooo:paragraph-rsid="019d12ac"/>
    </style:style>
    <style:style style:name="P363" style:family="paragraph" style:parent-style-name="Heading_20_1">
      <style:text-properties officeooo:rsid="017fa5dc" officeooo:paragraph-rsid="019fb546"/>
    </style:style>
    <style:style style:name="P364" style:family="paragraph" style:parent-style-name="Heading_20_1">
      <style:text-properties officeooo:rsid="015d630f" officeooo:paragraph-rsid="01940c5f"/>
    </style:style>
    <style:style style:name="P365" style:family="paragraph" style:parent-style-name="Heading_20_1">
      <style:text-properties officeooo:rsid="0144afae" officeooo:paragraph-rsid="0144afae"/>
    </style:style>
    <style:style style:name="P366" style:family="paragraph" style:parent-style-name="Heading_20_1">
      <style:text-properties officeooo:rsid="01136f79" officeooo:paragraph-rsid="01136f79"/>
    </style:style>
    <style:style style:name="P367" style:family="paragraph" style:parent-style-name="Heading_20_1">
      <style:text-properties officeooo:rsid="00d82c07" officeooo:paragraph-rsid="00d82c07"/>
    </style:style>
    <style:style style:name="P368" style:family="paragraph" style:parent-style-name="Heading_20_1">
      <style:text-properties officeooo:rsid="00bb188e" officeooo:paragraph-rsid="00bb188e"/>
    </style:style>
    <style:style style:name="P369" style:family="paragraph" style:parent-style-name="Heading_20_1">
      <style:text-properties officeooo:rsid="007429df" officeooo:paragraph-rsid="007429df"/>
    </style:style>
    <style:style style:name="P370" style:family="paragraph" style:parent-style-name="Heading_20_1">
      <style:text-properties officeooo:rsid="0034ffb8" officeooo:paragraph-rsid="0034ffb8"/>
    </style:style>
    <style:style style:name="P371" style:family="paragraph" style:parent-style-name="Heading_20_1">
      <style:text-properties officeooo:rsid="002ddd9f" officeooo:paragraph-rsid="006c48d6"/>
    </style:style>
    <style:style style:name="P372" style:family="paragraph" style:parent-style-name="Heading_20_1">
      <style:text-properties officeooo:rsid="0022a503" officeooo:paragraph-rsid="0022a503"/>
    </style:style>
    <style:style style:name="P373" style:family="paragraph" style:parent-style-name="Heading_20_1">
      <style:text-properties officeooo:rsid="001d247e" officeooo:paragraph-rsid="00277837"/>
    </style:style>
    <style:style style:name="P374" style:family="paragraph" style:parent-style-name="Text_20_body" style:list-style-name="L1">
      <style:text-properties officeooo:rsid="02e39597" officeooo:paragraph-rsid="02e39597"/>
    </style:style>
    <style:style style:name="P375" style:family="paragraph" style:parent-style-name="Text_20_body" style:list-style-name="L1">
      <style:text-properties officeooo:rsid="02e4fe42" officeooo:paragraph-rsid="02e4fe42"/>
    </style:style>
    <style:style style:name="P376" style:family="paragraph" style:parent-style-name="Text_20_body" style:list-style-name="L2">
      <style:text-properties officeooo:rsid="01267bc1" officeooo:paragraph-rsid="01267bc1"/>
    </style:style>
    <style:style style:name="P377" style:family="paragraph" style:parent-style-name="Text_20_body" style:list-style-name="L3">
      <style:text-properties officeooo:paragraph-rsid="0084ac1f"/>
    </style:style>
    <style:style style:name="P378" style:family="paragraph" style:parent-style-name="Text_20_body" style:list-style-name="L3">
      <style:text-properties officeooo:rsid="008374c9" officeooo:paragraph-rsid="008374c9"/>
    </style:style>
    <style:style style:name="P379" style:family="paragraph" style:parent-style-name="Text_20_body" style:list-style-name="L3">
      <style:text-properties officeooo:rsid="0086622e" officeooo:paragraph-rsid="0086622e"/>
    </style:style>
    <style:style style:name="P380" style:family="paragraph" style:parent-style-name="Text_20_body" style:list-style-name="L3">
      <style:text-properties officeooo:rsid="0086ebbe" officeooo:paragraph-rsid="0086ebbe"/>
    </style:style>
    <style:style style:name="P381" style:family="paragraph" style:parent-style-name="Text_20_body" style:list-style-name="L4">
      <style:text-properties officeooo:rsid="00886cd4" officeooo:paragraph-rsid="00886cd4"/>
    </style:style>
    <style:style style:name="P382" style:family="paragraph" style:parent-style-name="Text_20_body" style:list-style-name="L4">
      <style:text-properties officeooo:rsid="008baa08" officeooo:paragraph-rsid="008baa08"/>
    </style:style>
    <style:style style:name="P383" style:family="paragraph" style:parent-style-name="Text_20_body" style:list-style-name="L4">
      <style:text-properties officeooo:rsid="00981d50" officeooo:paragraph-rsid="00981d50"/>
    </style:style>
    <style:style style:name="P384" style:family="paragraph" style:parent-style-name="Text_20_body" style:list-style-name="L4">
      <style:text-properties officeooo:rsid="009c6041" officeooo:paragraph-rsid="009c6041"/>
    </style:style>
    <style:style style:name="P385" style:family="paragraph" style:parent-style-name="Text_20_body" style:list-style-name="L4">
      <style:text-properties officeooo:rsid="008f5ccb" officeooo:paragraph-rsid="008f5ccb"/>
    </style:style>
    <style:style style:name="P386" style:family="paragraph" style:parent-style-name="Text_20_body" style:list-style-name="L4">
      <style:text-properties officeooo:rsid="009d1f7b" officeooo:paragraph-rsid="009d1f7b"/>
    </style:style>
    <style:style style:name="P387" style:family="paragraph" style:parent-style-name="Text_20_body" style:list-style-name="L5">
      <style:text-properties officeooo:rsid="002ddd9f" officeooo:paragraph-rsid="002ddd9f"/>
    </style:style>
    <style:style style:name="P388" style:family="paragraph" style:parent-style-name="Text_20_body" style:list-style-name="L5">
      <style:text-properties officeooo:rsid="00311d8b" officeooo:paragraph-rsid="00311d8b"/>
    </style:style>
    <style:style style:name="P389" style:family="paragraph" style:parent-style-name="Text_20_body" style:list-style-name="L5">
      <style:text-properties officeooo:rsid="00327102" officeooo:paragraph-rsid="00327102"/>
    </style:style>
    <style:style style:name="P3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32" text:outline-level="1" text:is-list-header="true">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h text:style-name="P333"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34"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35"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text:soft-page-break/>Updated helper: enablevtmode() to provide the error code from GetLastError() in the error message.</text:p>
      <text:p text:style-name="P324">Updated helper: DynamicString_Append() had a bug in which it wasn't correctly handling appending to an empty string.</text:p>
      <text:h text:style-name="P336"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37"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38" text:outline-level="1" text:is-list-header="true">April 14, 2023</text:h>
      <text:p text:style-name="P313">Found bug in Composite_FileAccess::_FindEntry() in the C++ project: The found flag was not used and was misused in the second loop that looked through the root's children entries. <text:s/>That loop never <text:soft-page-break/>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4">DynamicString structure and functions.</text:p>
        </text:list-item>
        <text:list-item>
          <text:p text:style-name="P374">datetime_to_string() and datetime_now() functions.</text:p>
        </text:list-item>
        <text:list-item>
          <text:p text:style-name="P374">replace_chr(), replace_chri(), replace_str(), and replace_stri() functions</text:p>
        </text:list-item>
        <text:list-item>
          <text:p text:style-name="P375">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39"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0"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1"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text:soft-page-break/>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2"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3" text:outline-level="1" text:is-list-header="true"><text:soft-page-break/>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4"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text:soft-page-break/>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text:soft-page-break/>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4"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5"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text:span><text:soft-page-break/><text:span text:style-name="T312">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oft-page-break/><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text:span><text:soft-page-break/><text:span text:style-name="T328">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6"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7"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8" text:outline-level="1" text:is-list-header="true"><text:soft-page-break/>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49"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0"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text:soft-page-break/>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1"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text:soft-page-break/>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2" text:outline-level="1" text:is-list-header="true"><text:soft-page-break/>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3"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ext:soft-page-break/>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54"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text:soft-page-break/>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55"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text:soft-page-break/>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6" text:outline-level="1" text:is-list-header="true"><text:soft-page-break/>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7"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8" text:outline-level="1" text:is-list-header="true"><text:soft-page-break/>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59"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text:soft-page-break/>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0"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1"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text:soft-page-break/>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2"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3" text:outline-level="1" text:is-list-header="true"><text:soft-page-break/>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4"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65" text:outline-level="1" text:is-list-header="true"><text:soft-page-break/>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2">
        <text:list-item>
          <text:p text:style-name="P376">Make sure the parameters are different so overloading allows both to exist.</text:p>
        </text:list-item>
        <text:list-item>
          <text:p text:style-name="P37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6"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7"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8"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69"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7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79">The disadvantage of markdown is the page name must be explicitly used and the link text must be explicitly given.</text:p>
            </text:list-item>
            <text:list-item>
              <text:p text:style-name="P38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7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7">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2">Doxygen does not interpret this <text:span text:style-name="T62">the same way</text:span>. <text:s/>Doxygen ignores the alt text and converts the title into a caption under the image.</text:p>
            </text:list-item>
            <text:list-item>
              <text:p text:style-name="P383">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384">The "image" class centers the image.</text:p>
            </text:list-item>
          </text:list>
        </text:list-item>
        <text:list-item>
          <text:p text:style-name="P38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6">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1" svg:width="2.3004in" svg:height="2.2189in" svg:x="0in" svg:y="0in"><text:p text:style-name="P390"><text:span text:style-name="T384">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2" xml:id="id2" draw:id="id2" svg:width="1.1098in" svg:height="1.2713in" svg:x="3.7in" svg:y="0.4264in"><text:p text:style-name="P390"><text:span text:style-name="T384">External</text:span></text:p><text:p text:style-name="P390"><text:span text:style-name="T384">component</text:span></text:p><draw:enhanced-geometry svg:viewBox="0 0 21600 21600" draw:type="rectangle" draw:enhanced-path="M 0 0 L 21600 0 21600 21600 0 21600 0 0 Z N"/></draw:custom-shape><draw:custom-shape draw:name="Shape 11" draw:style-name="gr4" draw:text-style-name="P394" svg:width="0.5543in" svg:height="0.3307in" svg:x="0.3457in" svg:y="0.1634in"><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4" svg:width="0.5539in" svg:height="0.3307in" svg:x="1.4in" svg:y="0.1437in"><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6" xml:id="id1" draw:id="id1" svg:width="0.635in" svg:height="0.4335in" svg:x="1.4252in" svg:y="0.8437in"><text:p text:style-name="P395"><text:span text:style-name="T386">Adapter</text:span></text:p><text:p text:style-name="P395"><text:span text:style-name="T38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4" svg:width="0.5543in" svg:height="0.3307in" svg:x="1.3709in" svg:y="1.4882in"><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4" svg:width="0.5543in" svg:height="0.3307in" svg:x="0.6209in" svg:y="1.7437in"><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4" svg:width="0.5539in" svg:height="0.3307in" svg:x="0.7in" svg:y="1.3382in"><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4" svg:width="0.5543in" svg:height="0.3303in" svg:x="0.7957in" svg:y="0.5189in"><text:p text:style-name="P393"><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97"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1"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88">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38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3"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2T03:01:55.465000000</dc:date>
    <dc:creator>Stephen P Lepisto</dc:creator>
    <meta:editing-duration>P6DT16H17M</meta:editing-duration>
    <meta:editing-cycles>473</meta:editing-cycles>
    <meta:generator>LibreOffice/7.5.1.2$Windows_X86_64 LibreOffice_project/fcbaee479e84c6cd81291587d2ee68cba099e129</meta:generator>
    <meta:document-statistic meta:table-count="1" meta:image-count="0" meta:object-count="0" meta:page-count="53" meta:paragraph-count="1137" meta:word-count="17768" meta:character-count="129073" meta:non-whitespace-character-count="109397"/>
  </office:meta>
</office:document-meta>
</file>